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MuseJazz" svg:font-family="MuseJazz" style:font-pitch="variable"/>
    <style:font-face style:name="Broadway" svg:font-family="Broadway" style:font-family-generic="decorative" style:font-pitch="variable"/>
    <style:font-face style:name="Liberation Serif" svg:font-family="'Liberation Serif'" style:font-family-generic="roman" style:font-pitch="variable"/>
    <style:font-face style:name="Kidprint" svg:font-family="Kidprint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316cm" style:rel-column-width="12783*"/>
    </style:style>
    <style:style style:name="Tabelle3.B" style:family="table-column">
      <style:table-column-properties style:column-width="5.65cm" style:rel-column-width="21779*"/>
    </style:style>
    <style:style style:name="Tabelle3.C" style:family="table-column">
      <style:table-column-properties style:column-width="8.035cm" style:rel-column-width="30973*"/>
    </style:style>
    <style:style style:name="Tabelle3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C1" style:family="table-cell">
      <style:table-cell-properties fo:background-color="#99ccff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1" style:family="table-cell">
      <style:table-cell-properties fo:padding="0.097cm" fo:border-left="0.05pt solid #000000" fo:border-right="none" fo:border-top="none" fo:border-bottom="0.05pt solid #000000"/>
    </style:style>
    <style:style style:name="Tabelle3.B11" style:family="table-cell">
      <style:table-cell-properties fo:padding="0.097cm" fo:border-left="0.05pt solid #000000" fo:border-right="none" fo:border-top="none" fo:border-bottom="0.05pt solid #000000"/>
    </style:style>
    <style:style style:name="Tabelle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2" style:family="table-cell">
      <style:table-cell-properties fo:padding="0.097cm" fo:border-left="0.05pt solid #000000" fo:border-right="none" fo:border-top="none" fo:border-bottom="0.05pt solid #000000"/>
    </style:style>
    <style:style style:name="Tabelle3.B12" style:family="table-cell">
      <style:table-cell-properties fo:padding="0.097cm" fo:border-left="0.05pt solid #000000" fo:border-right="none" fo:border-top="none" fo:border-bottom="0.05pt solid #000000"/>
    </style:style>
    <style:style style:name="Tabelle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3" style:family="table-cell">
      <style:table-cell-properties fo:padding="0.097cm" fo:border-left="0.05pt solid #000000" fo:border-right="none" fo:border-top="none" fo:border-bottom="0.05pt solid #000000"/>
    </style:style>
    <style:style style:name="Tabelle3.B13" style:family="table-cell">
      <style:table-cell-properties fo:padding="0.097cm" fo:border-left="0.05pt solid #000000" fo:border-right="none" fo:border-top="none" fo:border-bottom="0.05pt solid #000000"/>
    </style:style>
    <style:style style:name="Tabelle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4" style:family="table-cell">
      <style:table-cell-properties fo:padding="0.097cm" fo:border-left="0.05pt solid #000000" fo:border-right="none" fo:border-top="none" fo:border-bottom="0.05pt solid #000000"/>
    </style:style>
    <style:style style:name="Tabelle3.B14" style:family="table-cell">
      <style:table-cell-properties fo:padding="0.097cm" fo:border-left="0.05pt solid #000000" fo:border-right="none" fo:border-top="none" fo:border-bottom="0.05pt solid #000000"/>
    </style:style>
    <style:style style:name="Tabelle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5" style:family="table-cell">
      <style:table-cell-properties fo:padding="0.097cm" fo:border-left="0.05pt solid #000000" fo:border-right="none" fo:border-top="none" fo:border-bottom="0.05pt solid #000000"/>
    </style:style>
    <style:style style:name="Tabelle3.B15" style:family="table-cell">
      <style:table-cell-properties fo:padding="0.097cm" fo:border-left="0.05pt solid #000000" fo:border-right="none" fo:border-top="none" fo:border-bottom="0.05pt solid #000000"/>
    </style:style>
    <style:style style:name="Tabelle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6" style:family="table-cell">
      <style:table-cell-properties fo:padding="0.097cm" fo:border-left="0.05pt solid #000000" fo:border-right="none" fo:border-top="none" fo:border-bottom="0.05pt solid #000000"/>
    </style:style>
    <style:style style:name="Tabelle3.B16" style:family="table-cell">
      <style:table-cell-properties fo:padding="0.097cm" fo:border-left="0.05pt solid #000000" fo:border-right="none" fo:border-top="none" fo:border-bottom="0.05pt solid #000000"/>
    </style:style>
    <style:style style:name="Tabelle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7" style:family="table-cell">
      <style:table-cell-properties fo:padding="0.097cm" fo:border-left="0.05pt solid #000000" fo:border-right="none" fo:border-top="none" fo:border-bottom="0.05pt solid #000000"/>
    </style:style>
    <style:style style:name="Tabelle3.B17" style:family="table-cell">
      <style:table-cell-properties fo:padding="0.097cm" fo:border-left="0.05pt solid #000000" fo:border-right="none" fo:border-top="none" fo:border-bottom="0.05pt solid #000000"/>
    </style:style>
    <style:style style:name="Tabelle3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8" style:family="table-cell">
      <style:table-cell-properties fo:padding="0.097cm" fo:border-left="0.05pt solid #000000" fo:border-right="none" fo:border-top="none" fo:border-bottom="0.05pt solid #000000"/>
    </style:style>
    <style:style style:name="Tabelle3.B18" style:family="table-cell">
      <style:table-cell-properties fo:padding="0.097cm" fo:border-left="0.05pt solid #000000" fo:border-right="none" fo:border-top="none" fo:border-bottom="0.05pt solid #000000"/>
    </style:style>
    <style:style style:name="Tabelle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9" style:family="table-cell">
      <style:table-cell-properties fo:padding="0.097cm" fo:border-left="0.05pt solid #000000" fo:border-right="none" fo:border-top="none" fo:border-bottom="0.05pt solid #000000"/>
    </style:style>
    <style:style style:name="Tabelle3.B19" style:family="table-cell">
      <style:table-cell-properties fo:padding="0.097cm" fo:border-left="0.05pt solid #000000" fo:border-right="none" fo:border-top="none" fo:border-bottom="0.05pt solid #000000"/>
    </style:style>
    <style:style style:name="Tabelle3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0" style:family="table-cell">
      <style:table-cell-properties fo:padding="0.097cm" fo:border-left="0.05pt solid #000000" fo:border-right="none" fo:border-top="none" fo:border-bottom="0.05pt solid #000000"/>
    </style:style>
    <style:style style:name="Tabelle3.B20" style:family="table-cell">
      <style:table-cell-properties fo:padding="0.097cm" fo:border-left="0.05pt solid #000000" fo:border-right="none" fo:border-top="none" fo:border-bottom="0.05pt solid #000000"/>
    </style:style>
    <style:style style:name="Tabelle3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1" style:family="table-cell">
      <style:table-cell-properties fo:padding="0.097cm" fo:border-left="0.05pt solid #000000" fo:border-right="none" fo:border-top="none" fo:border-bottom="0.05pt solid #000000"/>
    </style:style>
    <style:style style:name="Tabelle3.B21" style:family="table-cell">
      <style:table-cell-properties fo:padding="0.097cm" fo:border-left="0.05pt solid #000000" fo:border-right="none" fo:border-top="none" fo:border-bottom="0.05pt solid #000000"/>
    </style:style>
    <style:style style:name="Tabelle3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2" style:family="table-cell">
      <style:table-cell-properties fo:padding="0.097cm" fo:border-left="0.05pt solid #000000" fo:border-right="none" fo:border-top="none" fo:border-bottom="0.05pt solid #000000"/>
    </style:style>
    <style:style style:name="Tabelle3.B22" style:family="table-cell">
      <style:table-cell-properties fo:padding="0.097cm" fo:border-left="0.05pt solid #000000" fo:border-right="none" fo:border-top="none" fo:border-bottom="0.05pt solid #000000"/>
    </style:style>
    <style:style style:name="Tabelle3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3" style:family="table-cell">
      <style:table-cell-properties fo:padding="0.097cm" fo:border-left="0.05pt solid #000000" fo:border-right="none" fo:border-top="none" fo:border-bottom="0.05pt solid #000000"/>
    </style:style>
    <style:style style:name="Tabelle3.B23" style:family="table-cell">
      <style:table-cell-properties fo:padding="0.097cm" fo:border-left="0.05pt solid #000000" fo:border-right="none" fo:border-top="none" fo:border-bottom="0.05pt solid #000000"/>
    </style:style>
    <style:style style:name="Tabelle3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4" style:family="table-cell">
      <style:table-cell-properties fo:padding="0.097cm" fo:border-left="0.05pt solid #000000" fo:border-right="none" fo:border-top="none" fo:border-bottom="0.05pt solid #000000"/>
    </style:style>
    <style:style style:name="Tabelle3.B24" style:family="table-cell">
      <style:table-cell-properties fo:padding="0.097cm" fo:border-left="0.05pt solid #000000" fo:border-right="none" fo:border-top="none" fo:border-bottom="0.05pt solid #000000"/>
    </style:style>
    <style:style style:name="Tabelle3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5" style:family="table-cell">
      <style:table-cell-properties fo:padding="0.097cm" fo:border-left="0.05pt solid #000000" fo:border-right="none" fo:border-top="none" fo:border-bottom="0.05pt solid #000000"/>
    </style:style>
    <style:style style:name="Tabelle3.B25" style:family="table-cell">
      <style:table-cell-properties fo:padding="0.097cm" fo:border-left="0.05pt solid #000000" fo:border-right="none" fo:border-top="none" fo:border-bottom="0.05pt solid #000000"/>
    </style:style>
    <style:style style:name="Tabelle3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6" style:family="table-cell">
      <style:table-cell-properties fo:padding="0.097cm" fo:border-left="0.05pt solid #000000" fo:border-right="none" fo:border-top="none" fo:border-bottom="0.05pt solid #000000"/>
    </style:style>
    <style:style style:name="Tabelle3.B26" style:family="table-cell">
      <style:table-cell-properties fo:padding="0.097cm" fo:border-left="0.05pt solid #000000" fo:border-right="none" fo:border-top="none" fo:border-bottom="0.05pt solid #000000"/>
    </style:style>
    <style:style style:name="Tabelle3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7" style:family="table-cell">
      <style:table-cell-properties fo:padding="0.097cm" fo:border-left="0.05pt solid #000000" fo:border-right="none" fo:border-top="none" fo:border-bottom="0.05pt solid #000000"/>
    </style:style>
    <style:style style:name="Tabelle3.B27" style:family="table-cell">
      <style:table-cell-properties fo:padding="0.097cm" fo:border-left="0.05pt solid #000000" fo:border-right="none" fo:border-top="none" fo:border-bottom="0.05pt solid #000000"/>
    </style:style>
    <style:style style:name="Tabelle3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894cm" style:rel-column-width="1074*"/>
    </style:style>
    <style:style style:name="Tabelle1.B" style:family="table-column">
      <style:table-column-properties style:column-width="8.901cm" style:rel-column-width="5046*"/>
    </style:style>
    <style:style style:name="Tabelle1.C" style:family="table-column">
      <style:table-column-properties style:column-width="3.512cm" style:rel-column-width="1991*"/>
    </style:style>
    <style:style style:name="Tabelle1.D" style:family="table-column">
      <style:table-column-properties style:column-width="2.693cm" style:rel-column-width="152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7dc97" officeooo:paragraph-rsid="0017dc97"/>
    </style:style>
    <style:style style:name="P2" style:family="paragraph" style:parent-style-name="Footer">
      <style:paragraph-properties fo:padding="0.074cm" fo:border-left="none" fo:border-right="none" fo:border-top="none" fo:border-bottom="0.99pt solid #000000" style:join-border="false"/>
      <style:text-properties officeooo:rsid="0017dc97" officeooo:paragraph-rsid="001df0f7"/>
    </style:style>
    <style:style style:name="P3" style:family="paragraph" style:parent-style-name="Text_20_body">
      <style:text-properties style:use-window-font-color="true" fo:font-weight="bold" officeooo:rsid="000fa84b" officeooo:paragraph-rsid="0008a818" style:font-weight-asian="bold" style:font-weight-complex="bold"/>
    </style:style>
    <style:style style:name="P4" style:family="paragraph" style:parent-style-name="Text_20_body">
      <style:text-properties style:use-window-font-color="true" style:font-name="Liberation Serif" fo:font-weight="normal" officeooo:rsid="00119215" officeooo:paragraph-rsid="00119215" style:font-weight-asian="normal" style:font-weight-complex="normal"/>
    </style:style>
    <style:style style:name="P5" style:family="paragraph" style:parent-style-name="Text_20_body">
      <style:text-properties style:use-window-font-color="true" style:font-name="Liberation Serif" fo:font-weight="normal" officeooo:rsid="00119215" officeooo:paragraph-rsid="001331c0" style:font-weight-asian="normal" style:font-weight-complex="normal"/>
    </style:style>
    <style:style style:name="P6" style:family="paragraph" style:parent-style-name="Text_20_body">
      <style:text-properties style:use-window-font-color="true" style:font-name="Liberation Serif" fo:font-weight="normal" officeooo:rsid="00119215" officeooo:paragraph-rsid="00139a7f" style:font-weight-asian="normal" style:font-weight-complex="normal"/>
    </style:style>
    <style:style style:name="P7" style:family="paragraph" style:parent-style-name="Text_20_body">
      <style:text-properties style:use-window-font-color="true" style:font-name="Liberation Serif" fo:font-weight="normal" officeooo:rsid="00157ad3" officeooo:paragraph-rsid="00157ad3" style:font-weight-asian="normal" style:font-weight-complex="normal"/>
    </style:style>
    <style:style style:name="P8" style:family="paragraph" style:parent-style-name="Text_20_body">
      <style:text-properties officeooo:rsid="000e4c56" officeooo:paragraph-rsid="000e4c56"/>
    </style:style>
    <style:style style:name="P9" style:family="paragraph" style:parent-style-name="Text_20_body">
      <style:text-properties officeooo:rsid="000e4c56" officeooo:paragraph-rsid="0008a818"/>
    </style:style>
    <style:style style:name="P10" style:family="paragraph" style:parent-style-name="Text_20_body">
      <style:text-properties officeooo:rsid="0008a818" officeooo:paragraph-rsid="0008a818"/>
    </style:style>
    <style:style style:name="P11" style:family="paragraph" style:parent-style-name="Text_20_body">
      <style:text-properties officeooo:rsid="00139a7f" officeooo:paragraph-rsid="00139a7f"/>
    </style:style>
    <style:style style:name="P12" style:family="paragraph" style:parent-style-name="Text_20_body">
      <style:text-properties fo:color="#0047ff" style:font-name="Liberation Serif" fo:font-weight="normal" officeooo:rsid="00119215" officeooo:paragraph-rsid="00119215" style:font-weight-asian="normal" style:font-weight-complex="normal"/>
    </style:style>
    <style:style style:name="P13" style:family="paragraph" style:parent-style-name="Text_20_body">
      <style:text-properties fo:color="#0047ff" style:font-name="Liberation Serif" fo:font-weight="normal" officeooo:rsid="00119215" officeooo:paragraph-rsid="001331c0" style:font-weight-asian="normal" style:font-weight-complex="normal"/>
    </style:style>
    <style:style style:name="P14" style:family="paragraph" style:parent-style-name="Text_20_body">
      <style:text-properties fo:color="#0047ff" style:font-name="Liberation Serif" fo:font-weight="normal" officeooo:rsid="00119215" officeooo:paragraph-rsid="00139a7f" style:font-weight-asian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color="#cccccc" fo:font-size="80pt" officeooo:rsid="001c1791" officeooo:paragraph-rsid="001c1791" style:font-size-asian="80pt" style:font-size-complex="80pt"/>
    </style:style>
    <style:style style:name="P16" style:family="paragraph" style:parent-style-name="Text_20_body">
      <style:text-properties fo:font-size="48pt" officeooo:paragraph-rsid="001c1791" style:font-size-asian="48pt" style:font-size-complex="48pt"/>
    </style:style>
    <style:style style:name="P17" style:family="paragraph" style:parent-style-name="Text_20_body">
      <style:paragraph-properties fo:text-align="center" style:justify-single-word="false"/>
      <style:text-properties fo:font-size="48pt" style:text-underline-style="solid" style:text-underline-width="auto" style:text-underline-color="font-color" fo:font-weight="bold" officeooo:rsid="0020f5a2" officeooo:paragraph-rsid="0020f5a2" style:font-size-asian="48pt" style:font-weight-asian="bold" style:font-size-complex="48pt" style:font-weight-complex="bold"/>
    </style:style>
    <style:style style:name="P18" style:family="paragraph" style:parent-style-name="Standard">
      <style:text-properties style:use-window-font-color="true" style:font-name="Liberation Serif" fo:font-weight="normal" officeooo:rsid="00119215" officeooo:paragraph-rsid="0011921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Liberation Serif" fo:font-weight="normal" officeooo:rsid="00119215" officeooo:paragraph-rsid="00119215" style:font-weight-asian="normal" style:font-weight-complex="normal"/>
    </style:style>
    <style:style style:name="P20" style:family="paragraph" style:parent-style-name="Standard">
      <style:text-properties style:use-window-font-color="true" style:font-name="Liberation Serif" fo:font-weight="normal" officeooo:rsid="00119215" officeooo:paragraph-rsid="001331c0" style:font-weight-asian="normal" style:font-weight-complex="normal"/>
    </style:style>
    <style:style style:name="P21" style:family="paragraph" style:parent-style-name="Standard">
      <style:text-properties style:use-window-font-color="true" style:font-name="Liberation Serif" fo:font-weight="normal" officeooo:rsid="00119215" officeooo:paragraph-rsid="00139a7f" style:font-weight-asian="normal" style:font-weight-complex="normal"/>
    </style:style>
    <style:style style:name="P22" style:family="paragraph" style:parent-style-name="Table_20_Contents">
      <style:text-properties fo:color="#0047ff" style:font-name="Liberation Serif" officeooo:rsid="00119215" officeooo:paragraph-rsid="00119215"/>
    </style:style>
    <style:style style:name="P23" style:family="paragraph" style:parent-style-name="Title">
      <style:text-properties fo:font-size="48pt" style:font-size-asian="48pt" style:font-size-complex="48pt"/>
    </style:style>
    <style:style style:name="P24" style:family="paragraph" style:parent-style-name="Title">
      <style:text-properties fo:font-size="48pt" officeooo:paragraph-rsid="001c1791" style:font-size-asian="48pt" style:font-size-complex="48pt"/>
    </style:style>
    <style:style style:name="P25" style:family="paragraph" style:parent-style-name="Text_20_body">
      <style:text-properties style:use-window-font-color="true" style:font-name="Liberation Serif" fo:font-weight="normal" officeooo:rsid="00119215" officeooo:paragraph-rsid="00119215" style:font-weight-asian="normal" style:font-weight-complex="normal"/>
    </style:style>
    <style:style style:name="P26" style:family="paragraph" style:parent-style-name="Text_20_body" style:list-style-name="L1">
      <style:text-properties style:use-window-font-color="true" style:font-name="Liberation Serif" fo:font-weight="normal" officeooo:rsid="00119215" officeooo:paragraph-rsid="00139a7f" style:font-weight-asian="normal" style:font-weight-complex="normal"/>
    </style:style>
    <style:style style:name="P27" style:family="paragraph" style:parent-style-name="Text_20_body">
      <style:text-properties style:use-window-font-color="true" fo:font-weight="normal" officeooo:rsid="00254670" officeooo:paragraph-rsid="00254670" style:font-weight-asian="normal" style:font-weight-complex="normal"/>
    </style:style>
    <style:style style:name="P28" style:family="paragraph" style:parent-style-name="Text_20_body">
      <style:text-properties officeooo:rsid="0022b0b8" officeooo:paragraph-rsid="0022b0b8"/>
    </style:style>
    <style:style style:name="P29" style:family="paragraph" style:parent-style-name="Text_20_body">
      <style:text-properties officeooo:rsid="0022b0b8" officeooo:paragraph-rsid="0022d9b2"/>
    </style:style>
    <style:style style:name="P30" style:family="paragraph" style:parent-style-name="Text_20_body">
      <style:text-properties officeooo:paragraph-rsid="0022b0b8"/>
    </style:style>
    <style:style style:name="P31" style:family="paragraph" style:parent-style-name="Text_20_body">
      <style:text-properties fo:color="#0000ff" fo:font-weight="bold" officeooo:rsid="0022d9b2" officeooo:paragraph-rsid="0022d9b2" style:font-weight-asian="bold" style:font-weight-complex="bold"/>
    </style:style>
    <style:style style:name="P32" style:family="paragraph" style:parent-style-name="Text_20_body">
      <style:text-properties officeooo:rsid="0024d356" officeooo:paragraph-rsid="0024d356"/>
    </style:style>
    <style:style style:name="P33" style:family="paragraph" style:parent-style-name="Text_20_body" style:list-style-name="">
      <style:text-properties officeooo:rsid="0020f5a2" officeooo:paragraph-rsid="0035e608"/>
    </style:style>
    <style:style style:name="P34" style:family="paragraph" style:parent-style-name="Text_20_body">
      <style:text-properties officeooo:rsid="0020f5a2" officeooo:paragraph-rsid="0035e608"/>
    </style:style>
    <style:style style:name="P35" style:family="paragraph" style:parent-style-name="Text_20_body">
      <style:text-properties officeooo:paragraph-rsid="0035e608"/>
    </style:style>
    <style:style style:name="P36" style:family="paragraph" style:parent-style-name="Heading_20_1" style:list-style-name="">
      <style:text-properties officeooo:rsid="0022b0b8" officeooo:paragraph-rsid="0022d9b2"/>
    </style:style>
    <style:style style:name="P37" style:family="paragraph" style:parent-style-name="Heading_20_1" style:list-style-name=""/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rsid="0022b0b8" officeooo:paragraph-rsid="0022d9b2"/>
    </style:style>
    <style:style style:name="P40" style:family="paragraph" style:parent-style-name="Table_20_Contents">
      <style:text-properties officeooo:rsid="00345ecd" officeooo:paragraph-rsid="00345ecd"/>
    </style:style>
    <style:style style:name="P41" style:family="paragraph" style:parent-style-name="Table_20_Contents">
      <style:text-properties fo:font-weight="bold" officeooo:rsid="00345ecd" officeooo:paragraph-rsid="00345ecd" fo:background-color="transparent" style:font-weight-asian="bold" style:font-weight-complex="bold"/>
    </style:style>
    <style:style style:name="P42" style:family="paragraph" style:parent-style-name="Table_20_Contents">
      <style:text-properties officeooo:rsid="0037a65e" officeooo:paragraph-rsid="0037a65e"/>
    </style:style>
    <style:style style:name="P43" style:family="paragraph" style:parent-style-name="Table_20_Contents">
      <style:text-properties officeooo:rsid="003865d3" officeooo:paragraph-rsid="003865d3"/>
    </style:style>
    <style:style style:name="P44" style:family="paragraph" style:parent-style-name="Table_20_Contents">
      <style:text-properties fo:font-variant="small-caps" fo:color="#0000ff" style:font-name="Liberation Serif" fo:font-weight="bold" officeooo:rsid="00119215" officeooo:paragraph-rsid="00119215" style:font-size-asian="10.5pt" style:font-weight-asian="bold" style:font-weight-complex="bold" style:font-relief="embossed"/>
    </style:style>
    <style:style style:name="P45" style:family="paragraph" style:parent-style-name="Heading_20_2">
      <style:text-properties officeooo:rsid="0022d9b2" officeooo:paragraph-rsid="0022d9b2"/>
    </style:style>
    <style:style style:name="P46" style:family="paragraph" style:parent-style-name="Heading_20_2">
      <style:text-properties officeooo:rsid="0022b0b8" officeooo:paragraph-rsid="0024d356"/>
    </style:style>
    <style:style style:name="P47" style:family="paragraph" style:parent-style-name="Footer">
      <style:paragraph-properties>
        <style:tab-stops>
          <style:tab-stop style:position="8.5cm" style:type="center"/>
          <style:tab-stop style:position="10.388cm"/>
          <style:tab-stop style:position="17cm" style:type="right"/>
        </style:tab-stops>
      </style:paragraph-properties>
      <style:text-properties officeooo:rsid="0017dc97" officeooo:paragraph-rsid="003a5c89"/>
    </style:style>
    <style:style style:name="P48" style:family="paragraph" style:parent-style-name="Footer">
      <style:text-properties officeooo:rsid="0017dc97" officeooo:paragraph-rsid="0037a65e"/>
    </style:style>
    <style:style style:name="P49" style:family="paragraph" style:parent-style-name="Contents_20_Heading">
      <style:paragraph-properties fo:break-before="page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Subtitle">
      <style:paragraph-properties fo:padding="0.074cm" fo:border-left="none" fo:border-right="none" fo:border-top="none" fo:border-bottom="0.99pt solid #000000" style:join-border="false"/>
    </style:style>
    <style:style style:name="P53" style:family="paragraph" style:parent-style-name="Heading_20_10">
      <style:paragraph-properties fo:break-before="page"/>
    </style:style>
    <style:style style:name="P54" style:family="paragraph" style:parent-style-name="Contents_20_10">
      <style:paragraph-properties>
        <style:tab-stops>
          <style:tab-stop style:position="12.508cm" style:type="right" style:leader-style="dotted" style:leader-text="."/>
        </style:tab-stops>
      </style:paragraph-properties>
    </style:style>
    <style:style style:name="P55" style:family="paragraph">
      <style:paragraph-properties fo:text-align="start"/>
    </style:style>
    <style:style style:name="P56" style:family="paragraph">
      <style:paragraph-properties fo:text-align="center"/>
    </style:style>
    <style:style style:name="P57" style:family="paragraph">
      <loext:graphic-properties draw:fill="solid" draw:fill-color="#ffffcc"/>
      <style:paragraph-properties fo:text-align="center"/>
      <style:text-properties fo:color="#ff0000" style:font-size-asian="10.5pt" style:font-relief="engraved"/>
    </style:style>
    <style:style style:name="T1" style:family="text">
      <style:text-properties fo:color="#0000ff" fo:font-size="24pt" fo:text-shadow="1pt 1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color="#0000ff" fo:font-size="24pt" fo:text-shadow="1pt 1pt" style:text-underline-style="solid" style:text-underline-width="auto" style:text-underline-color="font-color" officeooo:rsid="001c1791" style:font-size-asian="24pt" style:font-size-complex="24pt"/>
    </style:style>
    <style:style style:name="T3" style:family="text">
      <style:text-properties fo:color="#0000ff" fo:font-size="24pt" fo:text-shadow="1pt 1pt" style:text-underline-style="solid" style:text-underline-width="auto" style:text-underline-color="font-color" officeooo:rsid="0020f5a2" style:font-size-asian="24pt" style:font-size-complex="24pt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0000ff" style:font-name="MuseJazz" fo:font-size="24pt" fo:text-shadow="1pt 1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color="#0000ff" style:font-name="MuseJazz" fo:font-size="24pt" fo:text-shadow="1pt 1pt" style:text-underline-style="solid" style:text-underline-width="auto" style:text-underline-color="font-color" officeooo:rsid="001c1791" style:font-size-asian="24pt" style:font-size-complex="24pt"/>
    </style:style>
    <style:style style:name="T7" style:family="text">
      <style:text-properties fo:color="#0000ff" style:font-name="MuseJazz" fo:font-size="24pt" fo:text-shadow="1pt 1pt" style:text-underline-style="solid" style:text-underline-width="auto" style:text-underline-color="font-color" officeooo:rsid="0020f5a2" style:font-size-asian="24pt" style:font-size-complex="24pt"/>
    </style:style>
    <style:style style:name="T8" style:family="text">
      <style:text-properties fo:color="#0000ff" style:font-name="Broadway" fo:font-size="24pt" fo:text-shadow="1pt 1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color="#0000ff" style:font-name="Broadway" fo:font-size="24pt" fo:text-shadow="1pt 1pt" style:text-underline-style="solid" style:text-underline-width="auto" style:text-underline-color="font-color" officeooo:rsid="001c1791" style:font-size-asian="24pt" style:font-size-complex="24pt"/>
    </style:style>
    <style:style style:name="T10" style:family="text">
      <style:text-properties fo:color="#0000ff" style:font-name="Broadway" fo:font-size="24pt" fo:text-shadow="1pt 1pt" style:text-underline-style="solid" style:text-underline-width="auto" style:text-underline-color="font-color" officeooo:rsid="0020f5a2" style:font-size-asian="24pt" style:font-size-complex="24pt"/>
    </style:style>
    <style:style style:name="T11" style:family="text">
      <style:text-properties fo:color="#0000ff" style:font-name="Kidprint" fo:font-size="24pt" fo:text-shadow="1pt 1pt" style:text-underline-style="solid" style:text-underline-width="auto" style:text-underline-color="font-color" style:font-size-asian="24pt" style:font-size-complex="24pt"/>
    </style:style>
    <style:style style:name="T12" style:family="text">
      <style:text-properties fo:color="#0000ff" style:font-name="Kidprint" fo:font-size="24pt" fo:text-shadow="1pt 1pt" style:text-underline-style="solid" style:text-underline-width="auto" style:text-underline-color="font-color" officeooo:rsid="001c1791" style:font-size-asian="24pt" style:font-size-complex="24pt"/>
    </style:style>
    <style:style style:name="T13" style:family="text">
      <style:text-properties fo:color="#0000ff" style:font-name="Kidprint" fo:font-size="24pt" fo:text-shadow="1pt 1pt" style:text-underline-style="solid" style:text-underline-width="auto" style:text-underline-color="font-color" officeooo:rsid="0020f5a2" style:font-size-asian="24pt" style:font-size-complex="24pt"/>
    </style:style>
    <style:style style:name="T14" style:family="text">
      <style:text-properties fo:color="#0000ff" style:font-name="Kidprint" fo:font-size="36pt" fo:text-shadow="1pt 1pt" style:text-underline-style="solid" style:text-underline-width="auto" style:text-underline-color="font-color" style:font-size-asian="36pt" style:font-size-complex="36pt"/>
    </style:style>
    <style:style style:name="T15" style:family="text">
      <style:text-properties fo:color="#0000ff" style:font-name="Kidprint" fo:font-size="36pt" fo:text-shadow="1pt 1pt" style:text-underline-style="solid" style:text-underline-width="auto" style:text-underline-color="font-color" officeooo:rsid="001c1791" style:font-size-asian="36pt" style:font-size-complex="36pt"/>
    </style:style>
    <style:style style:name="T16" style:family="text">
      <style:text-properties fo:color="#0000ff" style:font-name="Kidprint" fo:font-size="36pt" fo:text-shadow="1pt 1pt" style:text-underline-style="solid" style:text-underline-width="auto" style:text-underline-color="font-color" officeooo:rsid="0020f5a2" style:font-size-asian="36pt" style:font-size-complex="36pt"/>
    </style:style>
    <style:style style:name="T17" style:family="text">
      <style:text-properties fo:color="#0000ff" style:font-name="Kidprint" fo:font-size="36pt" fo:text-shadow="1pt 1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8" style:family="text">
      <style:text-properties fo:color="#0000ff" style:font-name="Kidprint" fo:font-size="36pt" fo:text-shadow="1pt 1pt" style:text-underline-style="solid" style:text-underline-width="auto" style:text-underline-color="font-color" fo:font-weight="bold" officeooo:rsid="001c1791" style:font-size-asian="36pt" style:font-weight-asian="bold" style:font-size-complex="36pt" style:font-weight-complex="bold"/>
    </style:style>
    <style:style style:name="T19" style:family="text">
      <style:text-properties fo:color="#0000ff" style:font-name="Kidprint" fo:font-size="36pt" fo:text-shadow="1pt 1pt" style:text-underline-style="solid" style:text-underline-width="auto" style:text-underline-color="font-color" fo:font-weight="bold" officeooo:rsid="0020f5a2" style:font-size-asian="36pt" style:font-weight-asian="bold" style:font-size-complex="36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0e4c56"/>
    </style:style>
    <style:style style:name="T22" style:family="text">
      <style:text-properties officeooo:rsid="0011921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39a7f"/>
    </style:style>
    <style:style style:name="T25" style:family="text">
      <style:text-properties officeooo:rsid="00165bef"/>
    </style:style>
    <style:style style:name="T26" style:family="text">
      <style:text-properties officeooo:rsid="001c1791"/>
    </style:style>
    <style:style style:name="T27" style:family="text">
      <style:text-properties officeooo:rsid="0020f5a2"/>
    </style:style>
    <style:style style:name="T28" style:family="text">
      <style:text-properties officeooo:rsid="00227944"/>
    </style:style>
    <style:style style:name="T29" style:family="text">
      <style:text-properties officeooo:rsid="0022d9b2"/>
    </style:style>
    <style:style style:name="T30" style:family="text">
      <style:text-properties officeooo:rsid="0024d356"/>
    </style:style>
    <style:style style:name="T31" style:family="text">
      <style:text-properties style:use-window-font-color="true" style:font-name="Liberation Serif" fo:font-weight="normal" officeooo:rsid="00119215" style:font-weight-asian="normal" style:font-weight-complex="normal"/>
    </style:style>
    <style:style style:name="T32" style:family="text">
      <style:text-properties officeooo:rsid="0035e608"/>
    </style:style>
    <style:style style:name="T33" style:family="text">
      <style:text-properties officeooo:rsid="0037a65e"/>
    </style:style>
    <style:style style:name="T34" style:family="text">
      <style:text-properties officeooo:rsid="003865d3"/>
    </style:style>
    <style:style style:name="T35" style:family="text">
      <style:text-properties style:font-size-asian="10.5pt" style:font-relief="embossed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color="#ff0000" fo:font-size="14pt" fo:language="de" fo:country="DE" style:font-size-asian="14pt" style:font-size-complex="14pt" style:font-relief="engraved"/>
    </style:style>
    <style:style style:name="T38" style:family="text">
      <style:text-properties fo:color="#ff0000" fo:font-size="18pt" fo:language="de" fo:country="DE" style:text-underline-style="solid" style:text-underline-width="auto" style:text-underline-color="font-color" style:font-size-asian="18pt" style:font-size-complex="18pt" style:font-relief="engraved"/>
    </style:style>
    <style:style style:name="T39" style:family="text">
      <style:text-properties fo:color="#ff0000" fo:language="de" fo:country="DE" style:font-size-asian="10.5pt" style:font-relief="engrave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P23"/>
      <text:p text:style-name="P23">Visual TCL</text:p>
      <text:p text:style-name="P24"><text:span text:style-name="T26">- vT</text:span>cl -</text:p>
      <text:p text:style-name="P16"/>
      <text:p text:style-name="Text_20_body"/>
      <text:p text:style-name="Text_20_body"/>
      <text:p text:style-name="P17">Technical Guide</text:p>
      <text:p text:style-name="Text_20_body"/>
      <text:p text:style-name="Text_20_body"/>
      <text:p text:style-name="Text_20_body"/>
      <text:p text:style-name="P15">- DRAFT -</text:p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49">Table of contents</text:p>
          </text:index-title>
          <text:p text:style-name="P54"><text:a xlink:type="simple" xlink:href="#__RefHeading___Toc578_648807316" text:style-name="Index_20_Link" text:visited-style-name="Index_20_Link">i. Revision history<text:tab/>3</text:a></text:p>
          <text:p text:style-name="P54"><text:a xlink:type="simple" xlink:href="#__RefHeading___Toc600_648807316" text:style-name="Index_20_Link" text:visited-style-name="Index_20_Link">ii. Document scope<text:tab/>4</text:a></text:p>
          <text:p text:style-name="P50"><text:a xlink:type="simple" xlink:href="#__RefHeading___Toc580_648807316" text:style-name="Index_20_Link" text:visited-style-name="Index_20_Link">1 <text:s/>The vTcl concept …<text:tab/>5</text:a></text:p>
          <text:p text:style-name="P50"><text:a xlink:type="simple" xlink:href="#__RefHeading___Toc582_648807316" text:style-name="Index_20_Link" text:visited-style-name="Index_20_Link">2 <text:s/>Vtcl internal variables<text:tab/>6</text:a></text:p>
          <text:p text:style-name="P51"><text:a xlink:type="simple" xlink:href="#__RefHeading___Toc584_648807316" text:style-name="Index_20_Link" text:visited-style-name="Index_20_Link">2.1 <text:s/>vTcl namespace<text:tab/>6</text:a></text:p>
          <text:p text:style-name="P51"><text:a xlink:type="simple" xlink:href="#__RefHeading___Toc586_648807316" text:style-name="Index_20_Link" text:visited-style-name="Index_20_Link">2.2 <text:s/>vTcl associative array<text:tab/>6</text:a></text:p>
          <text:p text:style-name="P51"><text:a xlink:type="simple" xlink:href="#__RefHeading___Toc588_648807316" text:style-name="Index_20_Link" text:visited-style-name="Index_20_Link">2.3 <text:s/>vTcl internal procedures &amp; functions<text:tab/>6</text:a></text:p>
          <text:p text:style-name="P50"><text:a xlink:type="simple" xlink:href="#__RefHeading__379_899313758" text:style-name="Index_20_Link" text:visited-style-name="Index_20_Link">3 <text:s/>vTcl Widgets<text:tab/>7</text:a></text:p>
          <text:p text:style-name="P51"><text:a xlink:type="simple" xlink:href="#__RefHeading___Toc590_648807316" text:style-name="Index_20_Link" text:visited-style-name="Index_20_Link">3.1 <text:s/>Widget definition options<text:tab/>8</text:a></text:p>
        </text:index-body>
      </text:table-of-content>
      <text:p text:style-name="Text_20_body"/>
      <text:h text:style-name="P53" text:outline-level="10" text:restart-numbering="true" text:start-value="-1"><text:bookmark-start text:name="__RefHeading___Toc578_648807316"/>Revision history<text:bookmark-end text:name="__RefHeading___Toc578_648807316"/></text:h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41">Revision</text:p>
          </table:table-cell>
          <table:table-cell table:style-name="Tabelle1.A1" office:value-type="string">
            <text:p text:style-name="P41">Changes</text:p>
          </table:table-cell>
          <table:table-cell table:style-name="Tabelle1.A1" office:value-type="string">
            <text:p text:style-name="P41">Date / Token</text:p>
          </table:table-cell>
          <table:table-cell table:style-name="Tabelle1.D1" office:value-type="string">
            <text:p text:style-name="P41">State</text:p>
          </table:table-cell>
        </table:table-row>
        <table:table-row>
          <table:table-cell table:style-name="Tabelle1.A2" office:value-type="string">
            <text:p text:style-name="P40">0.1</text:p>
          </table:table-cell>
          <table:table-cell table:style-name="Tabelle1.A2" office:value-type="string">
            <text:p text:style-name="P40">Initial document</text:p>
          </table:table-cell>
          <table:table-cell table:style-name="Tabelle1.A2" office:value-type="string">
            <text:p text:style-name="P40">2016-02-12/hph</text:p>
          </table:table-cell>
          <table:table-cell table:style-name="Tabelle1.D2" office:value-type="string">
            <text:p text:style-name="P40">DRAFT</text:p>
          </table:table-cell>
        </table:table-row>
        <table:table-row>
          <table:table-cell table:style-name="Tabelle1.A2" office:value-type="string">
            <text:p text:style-name="P42">0.2<text:span text:style-name="T34">a</text:span></text:p>
          </table:table-cell>
          <table:table-cell table:style-name="Tabelle1.A2" office:value-type="string">
            <text:p text:style-name="P42">Providing Widget definition section</text:p>
          </table:table-cell>
          <table:table-cell table:style-name="Tabelle1.A2" office:value-type="string">
            <text:p text:style-name="P42">2016-02-12/hph</text:p>
          </table:table-cell>
          <table:table-cell table:style-name="Tabelle1.D2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P43">0.2b</text:p>
          </table:table-cell>
          <table:table-cell table:style-name="Tabelle1.A2" office:value-type="string">
            <text:p text:style-name="P43">Started explanation of internal structures</text:p>
            <text:p text:style-name="P43">(Namespaces, vTcl private variables, …</text:p>
          </table:table-cell>
          <table:table-cell table:style-name="Tabelle1.A2" office:value-type="string">
            <text:p text:style-name="P43">2016-02-27/hph</text:p>
          </table:table-cell>
          <table:table-cell table:style-name="Tabelle1.D2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Text"/>
      <text:h text:style-name="P53" text:outline-level="10"><text:bookmark-start text:name="__RefHeading___Toc600_648807316"/>Document scope<text:bookmark-end text:name="__RefHeading___Toc600_648807316"/></text:h>
      <text:p text:style-name="P34">This document is not about using vTcl.</text:p>
      <text:p text:style-name="P34">The scope of this document relates to maintainers and developers of the vTcl GUI building system. It explains the innards <text:span text:style-name="T32">of</text:span> vTcl.</text:p>
      <text:p text:style-name="P34">For Information on using vTcl in a session to draft a user program see the vTcl-User-Guide <text:span text:style-name="T28">or the vTcl-Tutorial.</text:span></text:p>
      <text:h text:style-name="P33" text:outline-level="1"/>
      <text:h text:style-name="P38" text:outline-level="1" text:restart-numbering="true" text:start-value="-1"><text:bookmark-start text:name="__RefHeading___Toc580_648807316"/>The vTcl concept …<text:bookmark-end text:name="__RefHeading___Toc580_648807316"/></text:h>
      <text:p text:style-name="P30"/>
      <text:h text:style-name="P36" text:outline-level="1"/>
      <text:h text:style-name="P39" text:outline-level="1"><text:bookmark-start text:name="__RefHeading___Toc582_648807316"/>Vtcl <text:span text:style-name="T34">namespaces &amp; internal variables</text:span><text:bookmark-end text:name="__RefHeading___Toc582_648807316"/></text:h>
      <text:h text:style-name="P45" text:outline-level="2"><text:bookmark-start text:name="__RefHeading___Toc584_648807316"/>vTcl namespace<text:bookmark-end text:name="__RefHeading___Toc584_648807316"/></text:h>
      <text:p text:style-name="P29"><text:span text:style-name="T29">On startup <text:s/>vTcl establishes its private namespace in the global area.</text:span></text:p>
      <text:p text:style-name="P31"><text:tab/>namespace eval ::vTcl {}</text:p>
      <text:h text:style-name="Heading_20_2" text:outline-level="2"><text:bookmark-start text:name="__RefHeading___Toc586_648807316"/><text:span text:style-name="T29">vTcl associative array</text:span><text:bookmark-end text:name="__RefHeading___Toc586_648807316"/></text:h>
      <text:p text:style-name="P31"><text:tab/>vTcl(&lt;name&gt;,<text:span text:style-name="T30">&lt;subname&gt;, ...</text:span>)</text:p>
      <text:p text:style-name="P31"/>
      <text:h text:style-name="P46" text:outline-level="2"><text:bookmark-start text:name="__RefHeading___Toc588_648807316"/><text:span text:style-name="T29">vTcl internal procedures &amp; functions</text:span><text:bookmark-end text:name="__RefHeading___Toc588_648807316"/></text:h>
      <text:p text:style-name="P32">Vtcl uses internal names for its internal procedures &amp; functions</text:p>
      <text:p text:style-name="P32"><text:tab/><text:span text:style-name="T4">proc vTcl:&lt;pro/fun&gt; { … }</text:span></text:p>
      <text:p text:style-name="P27">These are mapped to its global namespace, since they start with 'vTcl'. </text:p>
      <text:p text:style-name="P27"/>
      <text:p text:style-name="P27">Other procedures ...</text:p>
      <text:p text:style-name="P32"><text:span text:style-name="T4"/></text:p>
      <text:p text:style-name="P28"/>
      <text:h text:style-name="P37" text:outline-level="1"/>
      <text:h text:style-name="P38" text:outline-level="1"><text:bookmark-start text:name="__RefHeading__379_899313758"/>vTcl <text:span text:style-name="T24">W</text:span>idgets<text:bookmark-end text:name="__RefHeading__379_899313758"/></text:h>
      <text:p text:style-name="P8">Widgets that are used in vTcl are not plain *.tcl files.</text:p>
      <text:p text:style-name="P10">In order to use a new widget type in vTcl it has to be wrapped in a <text:span text:style-name="T22">widget definition </text:span>file that links the widget options <text:span text:style-name="T21">a.s.o </text:span>to the vTcl GUI <text:span text:style-name="T21">builder as a managable component of vTcl.</text:span></text:p>
      <text:p text:style-name="P11"><text:span text:style-name="T21">T</text:span>his is especially important for the vTcl Alias system that maps witdget path names to comfortable alias names (→ Alias system, <text:span text:style-name="T27">vTcl User-Guide</text:span>)</text:p>
      <text:p text:style-name="P9"/>
      <text:p text:style-name="P3"><draw:rect text:anchor-type="paragraph" draw:z-index="0" draw:style-name="gr1" draw:text-style-name="P56" svg:width="10.29cm" svg:height="11.709cm" svg:x="2.718cm" svg:y="0.097cm"><text:p text:style-name="P55"><text:span text:style-name="T35">(***************Vtcl wrap header *************)</text:span></text:p><text:p text:style-name="P55"><text:span text:style-name="T36">Name</text:span><text:span text:style-name="T36"><text:tab/></text:span><text:span text:style-name="T36">… </text:span></text:p><text:p text:style-name="P55"><text:span text:style-name="T36">Class</text:span><text:span text:style-name="T36"><text:tab/></text:span><text:span text:style-name="T36">…</text:span><text:span text:style-name="T36"><text:tab/></text:span></text:p><text:p text:style-name="P55"><text:span text:style-name="T36">Lib</text:span><text:span text:style-name="T36"><text:tab/></text:span><text:span text:style-name="T36">…</text:span><text:span text:style-name="T36"><text:tab/></text:span></text:p><text:p text:style-name="P55"><text:span text:style-name="T36">NewOption</text:span><text:span text:style-name="T36"><text:tab/></text:span><text:span text:style-name="T36">…</text:span></text:p><text:p text:style-name="P55"><text:span text:style-name="T36">NewOption</text:span><text:span text:style-name="T36"><text:tab/></text:span><text:span text:style-name="T36">…</text:span></text:p><text:p text:style-name="P55"><text:span text:style-name="T36">AliasPrefix</text:span><text:span text:style-name="T36"><text:tab/></text:span><text:span text:style-name="T36">…</text:span></text:p><text:p text:style-name="P55"><text:span text:style-name="T36"/></text:p><text:p text:style-name="P55"><text:span text:style-name="T36">(a.s.o.)</text:span></text:p><text:p text:style-name="P55"><text:span text:style-name="T36"/></text:p><text:p text:style-name="P55"><text:span text:style-name="T36">proc __setup::widget { </text:span></text:p><text:p text:style-name="P55"><text:span text:style-name="T36"><text:tab/></text:span><text:span text:style-name="T36">…</text:span><text:span text:style-name="T36">. </text:span></text:p><text:p text:style-name="P55"><text:span text:style-name="T36">}</text:span></text:p><text:p text:style-name="P55"><text:span text:style-name="T36"/></text:p><text:p text:style-name="P55"><text:span text:style-name="T36">__setup::widget</text:span></text:p><text:p text:style-name="P55"><text:span text:style-name="T36"/></text:p><text:p text:style-name="P55"><text:span text:style-name="T36"/></text:p><text:p text:style-name="P55"><text:span text:style-name="T36"/></text:p><text:p text:style-name="P55"><text:span text:style-name="T36"/></text:p><text:p text:style-name="P55"/><text:p text:style-name="P55"/><text:p text:style-name="P55"/><text:p text:style-name="P55"/><text:p text:style-name="P55"/><text:p text:style-name="P55"/><text:p text:style-name="P55"/></draw:rect><draw:rect text:anchor-type="paragraph" draw:z-index="1" draw:style-name="gr2" draw:text-style-name="P57" svg:width="9.637cm" svg:height="4.73cm" svg:x="3.076cm" svg:y="6.715cm"><text:p text:style-name="P56"><text:span text:style-name="T37"><text:s/></text:span><text:span text:style-name="T38">Widget code</text:span></text:p><text:p text:style-name="P56"><text:span text:style-name="T39"/></text:p><text:p text:style-name="P56"><text:span text:style-name="T39">Physically in the .wgt wrapper </text:span></text:p><text:p text:style-name="P56"><text:span text:style-name="T39">or</text:span></text:p><text:p text:style-name="P56"><text:span text:style-name="T39">Externaly loaded from the TCL/TK libraries</text:span></text:p></draw:rect></text:p>
      <text:p text:style-name="P4">This section explains how to define a widget in Visual Tcl. <text:s/>If you are making your own widgets for your install of VTcl, you should put your files in the 'user' subdirectory. <text:s/>This will ensure that you don't overwrite any VTcl widgets and that they will not conflict with later releases of VTcl. </text:p>
      <text:p text:style-name="P4"/>
      <text:p text:style-name="P4">You should be careful when defining widgets that you don't overwrite a default widget type or class. <text:s/>For example, don't name your widget button, because you will overwrite the default Tk button type. <text:s/>And, don't make a new button and call its Class 'Button', because again, you will overwrite the <text:soft-page-break/>default button class. <text:s/>Instead, try to use your own names for widgets. </text:p>
      <text:p text:style-name="P4"/>
      <text:p text:style-name="P4">Each widget is defined seperately in its own file with the extension <text:span text:style-name="T23">.wgt </text:span></text:p>
      <text:p text:style-name="P7">The files live below &lt;<text:span text:style-name="T20">vTcl-hook</text:span>&gt;/lib/Widgets/... in a separate directory for the <text:span text:style-name="T25">specific </text:span>widget.</text:p>
      <text:p text:style-name="P4"/>
      <text:h text:style-name="Heading_20_2" text:outline-level="2"><text:bookmark-start text:name="__RefHeading___Toc590_648807316"/>Widget definition options<text:bookmark-end text:name="__RefHeading___Toc590_648807316"/></text:h>
      <text:p text:style-name="P4">The following are the possible options in a widget file: 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office:value-type="string">
              <text:p text:style-name="P44">Widget option</text:p>
            </table:table-cell>
            <table:table-cell table:style-name="Tabelle3.A1" office:value-type="string">
              <text:p text:style-name="P44">Parameter</text:p>
            </table:table-cell>
            <table:table-cell table:style-name="Tabelle3.C1" office:value-type="string">
              <text:p text:style-name="P44">Explanation</text:p>
            </table:table-cell>
          </table:table-row>
        </table:table-header-rows>
        <table:table-row>
          <table:table-cell table:style-name="Tabelle3.A26" office:value-type="string">
            <text:p text:style-name="P4">Name</text:p>
          </table:table-cell>
          <table:table-cell table:style-name="Tabelle3.B2" office:value-type="string">
            <text:p text:style-name="P22">&lt;name&gt;</text:p>
          </table:table-cell>
          <table:table-cell table:style-name="Tabelle3.C2" office:value-type="string">
            <text:p text:style-name="P19">Name of Widget. <text:s/>This is also considered to be the "type" of widget by vTcl. </text:p>
          </table:table-cell>
        </table:table-row>
        <table:table-row>
          <table:table-cell table:style-name="Tabelle3.A26" office:value-type="string">
            <text:p text:style-name="P4">Class</text:p>
          </table:table-cell>
          <table:table-cell table:style-name="Tabelle3.B3" office:value-type="string">
            <text:p text:style-name="P12">&lt;class name&gt; </text:p>
          </table:table-cell>
          <table:table-cell table:style-name="Tabelle3.C3" office:value-type="string">
            <text:p text:style-name="P4">Widget class </text:p>
          </table:table-cell>
        </table:table-row>
        <table:table-row>
          <table:table-cell table:style-name="Tabelle3.A26" office:value-type="string">
            <text:p text:style-name="P4">IsSuperClass</text:p>
          </table:table-cell>
          <table:table-cell table:style-name="Tabelle3.B4" office:value-type="string">
            <text:p text:style-name="P12">&lt;yes | no&gt;</text:p>
          </table:table-cell>
          <table:table-cell table:style-name="Tabelle3.C4" office:value-type="string">
            <text:p text:style-name="P18">This widget is a super class widget. <text:s/>Super class widgets are </text:p>
            <text:p text:style-name="P4">widgets which are not created themselves, but represent sub widgets. <text:s/></text:p>
            <text:p text:style-name="P4">Example: scrollbars, scales. <text:s/>A scrollbar is a widget, but vTcl recognizes two different "types" of scrollbars: vertical and horizontal. <text:s/>So, Scrollbar is the super class, and scrollbar_v and scrollbar_h are the sub widget types. </text:p>
          </table:table-cell>
        </table:table-row>
        <table:table-row>
          <table:table-cell table:style-name="Tabelle3.A26" office:value-type="string">
            <text:p text:style-name="P4">SuperClass</text:p>
          </table:table-cell>
          <table:table-cell table:style-name="Tabelle3.B5" office:value-type="string">
            <text:p text:style-name="P12">&lt;class name&gt; </text:p>
          </table:table-cell>
          <table:table-cell table:style-name="Tabelle3.C5" office:value-type="string">
            <text:p text:style-name="P4">The super class of this widget. <text:s/>This widget is a subwidget. </text:p>
          </table:table-cell>
        </table:table-row>
        <table:table-row>
          <table:table-cell table:style-name="Tabelle3.A26" office:value-type="string">
            <text:p text:style-name="P4">Lib</text:p>
          </table:table-cell>
          <table:table-cell table:style-name="Tabelle3.B6" office:value-type="string">
            <text:p text:style-name="P12">&lt;lib name&gt; </text:p>
          </table:table-cell>
          <table:table-cell table:style-name="Tabelle3.C6" office:value-type="string">
            <text:p text:style-name="P4">Widget library (core, itcl, tix, etc...)</text:p>
          </table:table-cell>
        </table:table-row>
        <table:table-row>
          <table:table-cell table:style-name="Tabelle3.A26" office:value-type="string">
            <text:p text:style-name="P4">CreateCmd</text:p>
          </table:table-cell>
          <table:table-cell table:style-name="Tabelle3.B7" office:value-type="string">
            <text:p text:style-name="P13">&lt;command&gt; </text:p>
          </table:table-cell>
          <table:table-cell table:style-name="Tabelle3.C7" office:value-type="string">
            <text:p text:style-name="P5">Command to create the widget (defaults to &lt;Class&gt;) </text:p>
          </table:table-cell>
        </table:table-row>
        <table:table-row>
          <table:table-cell table:style-name="Tabelle3.A26" office:value-type="string">
            <text:p text:style-name="P5">AddOptions</text:p>
          </table:table-cell>
          <table:table-cell table:style-name="Tabelle3.B8" office:value-type="string">
            <text:p text:style-name="P13">&lt;option&gt;..&lt;option&gt;.. </text:p>
          </table:table-cell>
          <table:table-cell table:style-name="Tabelle3.C8" office:value-type="string">
            <text:p text:style-name="P5">Options to &lt;Command&gt; when toolbar button is pressed. </text:p>
          </table:table-cell>
        </table:table-row>
        <table:table-row>
          <table:table-cell table:style-name="Tabelle3.A26" office:value-type="string">
            <text:p text:style-name="P5">Icon</text:p>
          </table:table-cell>
          <table:table-cell table:style-name="Tabelle3.B9" office:value-type="string">
            <text:p text:style-name="P13">&lt;icon name&gt; </text:p>
          </table:table-cell>
          <table:table-cell table:style-name="Tabelle3.C9" office:value-type="string">
            <text:p text:style-name="P5">Toolbar icon (defaults to icon_&lt;name&gt;.gif) </text:p>
          </table:table-cell>
        </table:table-row>
        <table:table-row>
          <table:table-cell table:style-name="Tabelle3.A26" office:value-type="string">
            <text:p text:style-name="P5">Balloon</text:p>
          </table:table-cell>
          <table:table-cell table:style-name="Tabelle3.B10" office:value-type="string">
            <text:p text:style-name="P13">&lt;text&gt; </text:p>
          </table:table-cell>
          <table:table-cell table:style-name="Tabelle3.C10" office:value-type="string">
            <text:p text:style-name="P5">Text of the toolbar balloon </text:p>
          </table:table-cell>
        </table:table-row>
        <table:table-row>
          <table:table-cell table:style-name="Tabelle3.A26" office:value-type="string">
            <text:p text:style-name="P5">DefaultOptions</text:p>
          </table:table-cell>
          <table:table-cell table:style-name="Tabelle3.B11" office:value-type="string">
            <text:p text:style-name="P13">&lt;option&gt; &lt;value&gt; [&lt;option&gt; <text:soft-page-break/>&lt;value&gt;]* </text:p>
          </table:table-cell>
          <table:table-cell table:style-name="Tabelle3.C11" office:value-type="string">
            <text:p text:style-name="P5">Options to &lt;Command&gt; as the widget is <text:soft-page-break/>created. </text:p>
          </table:table-cell>
        </table:table-row>
        <table:table-row>
          <table:table-cell table:style-name="Tabelle3.A26" office:value-type="string">
            <text:p text:style-name="P5">DefaultValues</text:p>
          </table:table-cell>
          <table:table-cell table:style-name="Tabelle3.B12" office:value-type="string">
            <text:p text:style-name="P13">&lt;option&gt; &lt;option&gt; </text:p>
          </table:table-cell>
          <table:table-cell table:style-name="Tabelle3.C12" office:value-type="string">
            <text:p text:style-name="P20">Specifies that the given options will take their default value instead of the value given by the option database at the time the widget is created </text:p>
          </table:table-cell>
        </table:table-row>
        <table:table-row>
          <table:table-cell table:style-name="Tabelle3.A26" office:value-type="string">
            <text:p text:style-name="P5">DumpCmd</text:p>
          </table:table-cell>
          <table:table-cell table:style-name="Tabelle3.B13" office:value-type="string">
            <text:p text:style-name="P13">&lt;proc&gt;</text:p>
          </table:table-cell>
          <table:table-cell table:style-name="Tabelle3.C13" office:value-type="string">
            <text:p text:style-name="P20">Proc to dump the widget when saving (defaults to vTcl:dump_widget_top) </text:p>
          </table:table-cell>
        </table:table-row>
        <table:table-row>
          <table:table-cell table:style-name="Tabelle3.A26" office:value-type="string">
            <text:p text:style-name="P5">DumpChildren</text:p>
          </table:table-cell>
          <table:table-cell table:style-name="Tabelle3.B14" office:value-type="string">
            <text:p text:style-name="P13">&lt;yes | no&gt; </text:p>
          </table:table-cell>
          <table:table-cell table:style-name="Tabelle3.C14" office:value-type="string">
            <text:p text:style-name="P5">Dump the widget's children when saving or pasting (yes or no) </text:p>
          </table:table-cell>
        </table:table-row>
        <table:table-row>
          <table:table-cell table:style-name="Tabelle3.A26" office:value-type="string">
            <text:p text:style-name="P5">InsertCmd</text:p>
          </table:table-cell>
          <table:table-cell table:style-name="Tabelle3.B15" office:value-type="string">
            <text:p text:style-name="P13">&lt;proc&gt; </text:p>
          </table:table-cell>
          <table:table-cell table:style-name="Tabelle3.C15" office:value-type="string">
            <text:p text:style-name="P20">A command executed when the widget is created. (defaults to &lt;name&gt;) </text:p>
          </table:table-cell>
        </table:table-row>
        <table:table-row>
          <table:table-cell table:style-name="Tabelle3.A26" office:value-type="string">
            <text:p text:style-name="P5">DoubleClickCmd</text:p>
          </table:table-cell>
          <table:table-cell table:style-name="Tabelle3.B16" office:value-type="string">
            <text:p text:style-name="P13">&lt;proc&gt;</text:p>
          </table:table-cell>
          <table:table-cell table:style-name="Tabelle3.C16" office:value-type="string">
            <text:p text:style-name="P5">A command executed if the widget is double-clicked. </text:p>
          </table:table-cell>
        </table:table-row>
        <table:table-row>
          <table:table-cell table:style-name="Tabelle3.A26" office:value-type="string">
            <text:p text:style-name="P5">TreeLabel</text:p>
          </table:table-cell>
          <table:table-cell table:style-name="Tabelle3.B17" office:value-type="string">
            <text:p text:style-name="P13">&lt;string | proc&gt;</text:p>
          </table:table-cell>
          <table:table-cell table:style-name="Tabelle3.C17" office:value-type="string">
            <text:p text:style-name="P20">The string displayed next to the widget in the widget tree. If &lt;string&gt; has an @ as the first character, then string is the name of a proc to execute that will return the string to display. </text:p>
            <text:p text:style-name="P5">The proc must have one arguments: Widget <text:tab/> <text:s text:c="3"/>Widget is the widget to get the label for. </text:p>
          </table:table-cell>
        </table:table-row>
        <table:table-row>
          <table:table-cell table:style-name="Tabelle3.A26" office:value-type="string">
            <text:p text:style-name="P5">TypeCmd</text:p>
          </table:table-cell>
          <table:table-cell table:style-name="Tabelle3.B18" office:value-type="string">
            <text:p text:style-name="P13">&lt;proc&gt; </text:p>
          </table:table-cell>
          <table:table-cell table:style-name="Tabelle3.C18" office:value-type="string">
            <text:p text:style-name="P20">A proc to return what type a widget is. <text:s/>This must be specified if the widget is a super class. <text:s/>It tells vTcl how to determine <text:tab/>which subclass widget it is looking at. </text:p>
            <text:p text:style-name="P20"/>
            <text:p text:style-name="P5">Example: scrollbar: <text:s/>horizontal or vertical? </text:p>
          </table:table-cell>
        </table:table-row>
        <table:table-row>
          <table:table-cell table:style-name="Tabelle3.A26" office:value-type="string">
            <text:p text:style-name="P5">AutoPlace</text:p>
          </table:table-cell>
          <table:table-cell table:style-name="Tabelle3.B19" office:value-type="string">
            <text:p text:style-name="P13">&lt;yes | no&gt;</text:p>
          </table:table-cell>
          <table:table-cell table:style-name="Tabelle3.C19" office:value-type="string">
            <text:p text:style-name="P5">Ignore preference and automatically place the widget. </text:p>
          </table:table-cell>
        </table:table-row>
        <table:table-row>
          <table:table-cell table:style-name="Tabelle3.A26" office:value-type="string">
            <text:p text:style-name="P5">Resizable</text:p>
          </table:table-cell>
          <table:table-cell table:style-name="Tabelle3.B26" office:value-type="string">
            <text:p text:style-name="P13">&lt;none | both | horizontal | veritcal&gt; </text:p>
          </table:table-cell>
          <table:table-cell table:style-name="Tabelle3.C26" office:value-type="string">
            <text:p text:style-name="P5">How the widget can be resized: none, both, horizontal, vertical </text:p>
          </table:table-cell>
        </table:table-row>
        <table:table-row>
          <table:table-cell table:style-name="Tabelle3.A26" office:value-type="string">
            <text:p text:style-name="P5">Function</text:p>
          </table:table-cell>
          <table:table-cell table:style-name="Tabelle3.B26" office:value-type="string">
            <text:p text:style-name="P13">&lt;menu text&gt; &lt;command&gt; </text:p>
          </table:table-cell>
          <table:table-cell table:style-name="Tabelle3.C26" office:value-type="string">
            <text:p text:style-name="P5">Adds a widget-specific function to the right-click menu. </text:p>
          </table:table-cell>
        </table:table-row>
        <table:table-row>
          <table:table-cell table:style-name="Tabelle3.A26" office:value-type="string">
            <text:p text:style-name="P5">NewOption</text:p>
          </table:table-cell>
          <table:table-cell table:style-name="Tabelle3.B26" office:value-type="string">
            <text:p text:style-name="P13">&lt;option&gt; &lt;text&gt; &lt;type&gt; &lt;choices&gt; &lt;title&gt;</text:p>
          </table:table-cell>
          <table:table-cell table:style-name="Tabelle3.C26" office:value-type="string">
            <text:p text:style-name="P5">Adds a new option to the option list. </text:p>
          </table:table-cell>
        </table:table-row>
        <text:soft-page-break/>
        <table:table-row>
          <table:table-cell table:style-name="Tabelle3.A26" office:value-type="string">
            <text:p text:style-name="P5">Export</text:p>
          </table:table-cell>
          <table:table-cell table:style-name="Tabelle3.B26" office:value-type="string">
            <text:p text:style-name="P13">&lt;proc&gt; </text:p>
          </table:table-cell>
          <table:table-cell table:style-name="Tabelle3.C26" office:value-type="string">
            <text:p text:style-name="P20">This proc needs to be exported when a program is saved. When creating new widget types that are not standard, it <text:tab/>is sometimes necesary to create procs to handle certain functions of the widget. <text:s/>By specifying the proc as an Export, vTcl will export that proc to the save file when it saves, ensuring that the program will still run with the necesary procedures. </text:p>
          </table:table-cell>
        </table:table-row>
        <table:table-row>
          <table:table-cell table:style-name="Tabelle3.A26" office:value-type="string">
            <text:p text:style-name="P5">WidgetProc</text:p>
          </table:table-cell>
          <table:table-cell table:style-name="Tabelle3.B26" office:value-type="string">
            <text:p text:style-name="P13">&lt;proc&gt;</text:p>
          </table:table-cell>
          <table:table-cell table:style-name="Tabelle3.C26" office:value-type="string">
            <text:p text:style-name="P20">This is the proc that widgets of this type will be aliased to when Command Aliasing is turned on. </text:p>
          </table:table-cell>
        </table:table-row>
        <table:table-row>
          <table:table-cell table:style-name="Tabelle3.A26" office:value-type="string">
            <text:p text:style-name="P5">AliasPrefix</text:p>
          </table:table-cell>
          <table:table-cell table:style-name="Tabelle3.B26" office:value-type="string">
            <text:p text:style-name="P13">&lt;string&gt; </text:p>
          </table:table-cell>
          <table:table-cell table:style-name="Tabelle3.C26" office:value-type="string">
            <text:p text:style-name="P20">When auto-aliasing is turned on, widgets are automatically assigned an alias name based on AliasPrefix and the order of their creation. </text:p>
            <text:p text:style-name="P5">(defaults to &lt;Class&gt;) </text:p>
          </table:table-cell>
        </table:table-row>
        <table:table-row>
          <table:table-cell table:style-name="Tabelle3.A26" office:value-type="string">
            <text:p text:style-name="P6">ResizeCmd</text:p>
          </table:table-cell>
          <table:table-cell table:style-name="Tabelle3.B26" office:value-type="string">
            <text:p text:style-name="P14">&lt;proc&gt; </text:p>
          </table:table-cell>
          <table:table-cell table:style-name="Tabelle3.C26" office:value-type="string">
            <text:p text:style-name="P21">This is the proc that is called when a widget is grabbed by a handle and resized. <text:s/>vTcl takes care of whether or not the widget CAN be resized based on the &lt;Resizable&gt; argument. </text:p>
            <text:p text:style-name="P6">Once vTcl has determined that it can resize this widget, it <text:tab/>calls this command. </text:p>
            <text:p text:style-name="P6">The proc must have three arguments: </text:p>
            <text:p text:style-name="P6">Widget Width Height </text:p>
            <text:list xml:id="list8462568241417655561" text:style-name="L1">
              <text:list-item>
                <text:p text:style-name="P26">Widget is the widget being resized </text:p>
              </text:list-item>
              <text:list-item>
                <text:p text:style-name="P26">Width is the new width for the widget </text:p>
              </text:list-item>
              <text:list-item>
                <text:p text:style-name="P26">Height is the new height for the widget </text:p>
              </text:list-item>
            </text:list>
            <text:p text:style-name="P6">(default is vTcl:adjust_widget_size) </text:p>
          </table:table-cell>
        </table:table-row>
        <table:table-row>
          <table:table-cell table:style-name="Tabelle3.A27" office:value-type="string">
            <text:p text:style-name="P6">AdditionalClasses</text:p>
          </table:table-cell>
          <table:table-cell table:style-name="Tabelle3.B27" office:value-type="string">
            <text:p text:style-name="P6">&lt;class&gt; &lt;class&gt; ... </text:p>
          </table:table-cell>
          <table:table-cell table:style-name="Tabelle3.C27" office:value-type="string">
            <text:p text:style-name="P21">Lists classes of children that vTcl should know of (eg. Notebook, Tabset, Page, ... for Iwidgets)</text:p>
          </table:table-cell>
        </table:table-row>
      </table:table>
      <text:p text:style-name="P4"><text:tab/></text:p>
      <text:p text:style-name="P4"/>
      <text:p text:style-name="P4"><text:tab/><text:tab/></text:p>
      <text:p text:style-name="P4"><text:tab/><text:tab/></text:p>
      <text:p text:style-name="P4"><text:soft-page-break/></text:p>
      <text:p text:style-name="P4"><text:tab/> </text:p>
      <text:p text:style-name="P4"/>
      <text:p text:style-name="P4"><text:tab/></text:p>
      <text:p text:style-name="P35"><text:span text:style-name="T31"><text:tab/><text:tab/></text:span></text:p>
      <text:p text:style-name="P52">Ap<text:span text:style-name="T32">p</text:span>endix</text:p>
      <text:p text:style-name="Text_20_body"/>
      <text:p text:style-name="P4"/>
      <text:p text:style-name="P4"><text:s text:c="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MuseJazz" svg:font-family="MuseJazz" style:font-pitch="variable"/>
    <style:font-face style:name="Broadway" svg:font-family="Broadway" style:font-family-generic="decorative" style:font-pitch="variable"/>
    <style:font-face style:name="Liberation Serif" svg:font-family="'Liberation Serif'" style:font-family-generic="roman" style:font-pitch="variable"/>
    <style:font-face style:name="Kidprint" svg:font-family="Kidprint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 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format="A">
        <style:list-level-properties text:list-level-position-and-space-mode="label-alignment" fo:text-align="end">
          <style:list-level-label-alignment text:label-followed-by="space" fo:text-indent="-2.794cm" fo:margin-left="2.794cm"/>
        </style:list-level-properties>
      </text:outline-level-style>
      <text:outline-level-style text:level="10" text:style-name="Numbering_20_Symbols" style:num-suffix=". " style:num-format="i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0.388cm"/>
          <style:tab-stop style:position="17cm" style:type="right"/>
        </style:tab-stops>
      </style:paragraph-properties>
      <style:text-properties officeooo:rsid="0017dc97" officeooo:paragraph-rsid="003a5c89"/>
    </style:style>
    <style:style style:name="MP2" style:family="paragraph" style:parent-style-name="Footer">
      <style:text-properties officeooo:rsid="0017dc97" officeooo:paragraph-rsid="0017dc97"/>
    </style:style>
    <style:style style:name="MP3" style:family="paragraph" style:parent-style-name="Footer">
      <style:paragraph-properties fo:padding="0.074cm" fo:border-left="none" fo:border-right="none" fo:border-top="none" fo:border-bottom="0.99pt solid #000000" style:join-border="false"/>
      <style:text-properties officeooo:rsid="0017dc97" officeooo:paragraph-rsid="001df0f7"/>
    </style:style>
    <style:style style:name="MP4" style:family="paragraph" style:parent-style-name="Footer">
      <style:text-properties officeooo:rsid="0017dc97" officeooo:paragraph-rsid="0037a65e"/>
    </style:style>
    <style:style style:name="MT1" style:family="text">
      <style:text-properties fo:color="#0000ff" style:font-name="Kidprint" fo:font-size="36pt" fo:text-shadow="1pt 1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MT2" style:family="text">
      <style:text-properties fo:color="#0000ff" style:font-name="Kidprint" fo:font-size="36pt" fo:text-shadow="1pt 1pt" style:text-underline-style="solid" style:text-underline-width="auto" style:text-underline-color="font-color" fo:font-weight="bold" officeooo:rsid="001c1791" style:font-size-asian="36pt" style:font-weight-asian="bold" style:font-size-complex="36pt" style:font-weight-complex="bold"/>
    </style:style>
    <style:style style:name="MT3" style:family="text">
      <style:text-properties fo:color="#0000ff" style:font-name="Kidprint" fo:font-size="36pt" fo:text-shadow="1pt 1pt" style:text-underline-style="solid" style:text-underline-width="auto" style:text-underline-color="font-color" fo:font-weight="bold" officeooo:rsid="0020f5a2" style:font-size-asian="36pt" style:font-weight-asian="bold" style:font-size-complex="36pt" style:font-weight-complex="bold"/>
    </style:style>
    <style:style style:name="MT4" style:family="text">
      <style:text-properties officeooo:rsid="003865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____</text:span><text:span text:style-name="MT2">vT</text:span><text:span text:style-name="MT1">cl </text:span><text:span text:style-name="MT3">Tech</text:span><text:span text:style-name="MT1">-Guide____</text:span><text:tab/></text:p>
        <text:p text:style-name="MP2"/>
      </style:header>
      <style:footer>
        <text:p text:style-name="MP3"/>
        <text:p text:style-name="MP4">Rev. 0.<text:span text:style-name="MT4">2b</text:span><text:tab/><text:tab/>Page <text:page-number text:select-page="current">7</text:page-number> <text:s/>of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-Peter Heidinger</meta:initial-creator>
    <meta:creation-date>2016-02-06T12:35:51.071686861</meta:creation-date>
    <dc:date>2016-02-28T00:02:37.389238263</dc:date>
    <dc:creator>Heinz-Peter Heidinger</dc:creator>
    <meta:editing-duration>PT1H33M53S</meta:editing-duration>
    <meta:editing-cycles>22</meta:editing-cycles>
    <meta:generator>LibreOffice/5.0.5.2$Linux_X86_64 LibreOffice_project/00$Build-2</meta:generator>
    <meta:document-statistic meta:table-count="2" meta:image-count="0" meta:object-count="0" meta:page-count="11" meta:paragraph-count="161" meta:word-count="1058" meta:character-count="6395" meta:non-whitespace-character-count="5364"/>
  </office:meta>
</office:document-meta>
</file>